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6A0000477B00002114A69C9E35.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1" svg:font-family="'Courier New'" style:font-family-generic="modern"/>
    <style:font-face style:name="FreeSans2" svg:font-family="FreeSans" style:font-family-generic="swiss"/>
    <style:font-face style:name="Courier New" svg:font-family="'Courier New'" style:font-family-generic="modern" style:font-pitch="fixed"/>
    <style:font-face style:name="FreeSans1" svg:font-family="FreeSans, 'MS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Caption">
      <style:paragraph-properties fo:keep-with-next="always"/>
    </style:style>
    <style:style style:name="P2" style:family="paragraph" style:parent-style-name="Normal_20__28_Web_29_">
      <style:paragraph-properties fo:margin-top="0cm" fo:margin-bottom="0cm" fo:line-height="115%"/>
      <style:text-properties style:font-name="Calibri" style:font-name-complex="Calibri"/>
    </style:style>
    <style:style style:name="P3" style:family="paragraph" style:parent-style-name="Normal_20__28_Web_29_">
      <style:paragraph-properties fo:margin-left="1.27cm" fo:margin-right="0cm" fo:margin-top="0cm" fo:margin-bottom="0cm" fo:line-height="115%" fo:text-indent="0cm" style:auto-text-indent="false"/>
      <style:text-properties style:font-name="Calibri" style:font-name-complex="Calibri"/>
    </style:style>
    <style:style style:name="P4" style:family="paragraph" style:parent-style-name="Normal_20__28_Web_29_">
      <style:paragraph-properties fo:margin-left="0cm" fo:margin-right="0cm" fo:line-height="115%" fo:text-indent="0.635cm" style:auto-text-indent="false"/>
      <style:text-properties style:font-name="Calibri" style:font-name-complex="Calibri"/>
    </style:style>
    <style:style style:name="P5" style:family="paragraph" style:parent-style-name="Normal_20__28_Web_29_">
      <style:paragraph-properties fo:margin-left="0cm" fo:margin-right="0cm" fo:margin-top="0cm" fo:margin-bottom="0cm" fo:line-height="115%" fo:text-indent="0.635cm" style:auto-text-indent="false"/>
      <style:text-properties style:font-name="Calibri" style:font-name-complex="Calibri"/>
    </style:style>
    <style:style style:name="P6" style:family="paragraph" style:parent-style-name="Normal_20__28_Web_29_">
      <style:paragraph-properties fo:margin-left="0cm" fo:margin-right="0cm" fo:margin-top="0cm" fo:margin-bottom="0cm" fo:line-height="115%" fo:text-indent="1.251cm" style:auto-text-indent="false"/>
      <style:text-properties style:font-name="Calibri" style:font-name-complex="Calibri"/>
    </style:style>
    <style:style style:name="P7" style:family="paragraph" style:parent-style-name="Normal_20__28_Web_29_">
      <style:paragraph-properties fo:margin-left="0cm" fo:margin-right="0cm" fo:margin-top="0.494cm" fo:margin-bottom="0.494cm" fo:line-height="115%" fo:text-indent="0cm" style:auto-text-indent="false"/>
      <style:text-properties style:font-name="Calibri" style:font-name-complex="Calibri"/>
    </style:style>
    <style:style style:name="P8" style:family="paragraph" style:parent-style-name="Normal_20__28_Web_29_" style:list-style-name="L1">
      <style:paragraph-properties fo:margin-top="0cm" fo:margin-bottom="0cm" fo:line-height="115%"/>
      <style:text-properties style:font-name="Calibri" style:font-name-complex="Calibri"/>
    </style:style>
    <style:style style:name="P9" style:family="paragraph" style:parent-style-name="Normal_20__28_Web_29_" style:list-style-name="WW8Num41">
      <style:paragraph-properties fo:margin-top="0.494cm" fo:margin-bottom="0cm" fo:line-height="115%"/>
      <style:text-properties style:font-name="Calibri" style:font-name-complex="Calibri"/>
    </style:style>
    <style:style style:name="P10" style:family="paragraph" style:parent-style-name="Normal_20__28_Web_29_" style:list-style-name="WW8Num75">
      <style:paragraph-properties fo:margin-top="0.494cm" fo:margin-bottom="0cm" fo:line-height="115%"/>
      <style:text-properties style:font-name="Calibri" style:font-name-complex="Calibri"/>
    </style:style>
    <style:style style:name="P11" style:family="paragraph" style:parent-style-name="Normal_20__28_Web_29_" style:list-style-name="WW8Num41">
      <style:paragraph-properties fo:margin-top="0cm" fo:margin-bottom="0.379cm" fo:line-height="115%"/>
      <style:text-properties style:font-name="Calibri" style:font-name-complex="Calibri"/>
    </style:style>
    <style:style style:name="P12" style:family="paragraph" style:parent-style-name="Normal_20__28_Web_29_" style:list-style-name="WW8Num10">
      <style:paragraph-properties fo:margin-top="0cm" fo:margin-bottom="0.379cm" fo:line-height="115%"/>
      <style:text-properties style:font-name="Calibri" style:font-name-complex="Calibri"/>
    </style:style>
    <style:style style:name="P13" style:family="paragraph" style:parent-style-name="Normal_20__28_Web_29_" style:list-style-name="WW8Num75">
      <style:paragraph-properties fo:margin-top="0cm" fo:margin-bottom="0.379cm" fo:line-height="115%" fo:text-align="center" style:justify-single-word="false"/>
      <style:text-properties style:font-name="Calibri" style:font-name-complex="Calibri"/>
    </style:style>
    <style:style style:name="P14" style:family="paragraph" style:parent-style-name="Normal_20__28_Web_29_" style:list-style-name="WW8Num10">
      <style:paragraph-properties fo:margin-top="0cm" fo:margin-bottom="0.494cm" fo:line-height="115%"/>
      <style:text-properties style:font-name="Calibri" style:font-name-complex="Calibri"/>
    </style:style>
    <style:style style:name="P15" style:family="paragraph" style:parent-style-name="Heading_20_1" style:list-style-name="WW8Num15">
      <style:paragraph-properties fo:line-height="115%"/>
      <style:text-properties style:font-name="Calibri" style:font-name-complex="Calibri" style:font-size-complex="12pt"/>
    </style:style>
    <style:style style:name="P16" style:family="paragraph" style:parent-style-name="Heading_20_1" style:list-style-name="WW8Num15">
      <style:paragraph-properties fo:margin-left="0.499cm" fo:margin-right="0.76cm" fo:line-height="115%" fo:text-align="center" style:justify-single-word="false" fo:text-indent="0cm" style:auto-text-indent="false"/>
      <style:text-properties style:font-name="Calibri" fo:font-size="18pt" style:font-size-asian="18pt" style:font-name-complex="Calibri" style:font-size-complex="18pt"/>
    </style:style>
    <style:style style:name="T1" style:family="text">
      <style:text-properties fo:font-weight="bold" style:font-weight-asian="bold" style:font-weight-complex="bold"/>
    </style:style>
    <style:style style:name="T2" style:family="text">
      <style:text-properties style:font-name-asian="Calibri"/>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762933655" text:style-name="WW8Num15">
        <text:list-header>
          <text:h text:style-name="P16" text:outline-level="1">Spécifications</text:h>
          <text:list>
            <text:list-item>
              <text:h text:style-name="P15" text:outline-level="1"><text:bookmark-start text:name="__RefHeading__320_1081339094"/><text:span text:style-name="T2"><text:s/></text:span><text:tab/>Spécifications fonctionnelles<text:bookmark-end text:name="__RefHeading__320_1081339094"/></text:h>
            </text:list-item>
          </text:list>
        </text:list-header>
      </text:list>
      <text:p text:style-name="P2"/>
      <text:p text:style-name="P2">Nous pouvons observer trois entités :les ressources des données, le serveur, les résultats obtenus.</text:p>
      <text:p text:style-name="P2">Le projet se définit comme suite :</text:p>
      <text:p text:style-name="P2"/>
      <text:p text:style-name="P2"><draw:frame draw:style-name="fr1" draw:name="images7" text:anchor-type="as-char" svg:width="18.299cm" svg:height="8.467cm" draw:z-index="0"><draw:image xlink:href="Pictures/2000006A0000477B00002114A69C9E35.wmf" xlink:type="simple" xlink:show="embed" xlink:actuate="onLoad"/></draw:frame></text:p>
      <text:p text:style-name="P1"><text:span text:style-name="T2"><text:s/></text:span>Figure <text:sequence text:ref-name="refFigure0" text:name="Figure" text:formula="ooow:Figure+1" style:num-format="1">1</text:sequence> - Les principaux processus du projet Efficience des jobs avec Ganglia et Hpcstats</text:p>
      <text:p text:style-name="P2"/>
      <text:p text:style-name="P2">La figure précédente nous montre que le processus complet de l'application JEM.</text:p>
      <text:p text:style-name="P2"><text:span text:style-name="T1">Les sources des données</text:span> : </text:p>
      <text:p text:style-name="P2"/>
      <text:list xml:id="list14460815602" text:style-name="L1">
        <text:list-item>
          <text:p text:style-name="P8">Gangli</text:p>
        </text:list-item>
        <text:list-item>
          <text:p text:style-name="P8">Slurm</text:p>
        </text:list-item>
        <text:list-item>
          <text:p text:style-name="P8">Hpcstats</text:p>
        </text:list-item>
        <text:list-item>
          <text:p text:style-name="P8">Journaux système</text:p>
        </text:list-item>
      </text:list>
      <text:p text:style-name="P2"><text:span text:style-name="T1">Le serveur </text:span>:</text:p>
      <text:p text:style-name="P2">Le serveur, avec une fonction collecte des données, va collecter les données en entrée, les agréger pour les sauvegarder dans la base de données, enfin il va traiter les données en base de données pour les afficher en interface graphique.</text:p>
      <text:p text:style-name="P2"><text:span text:style-name="T1">Le resultat</text:span>:</text:p>
      <text:p text:style-name="P2">Les utilisateurs de l'application peuvent accéder à l'application via une interface web Intrant.</text:p>
      <text:list xml:id="list245266610" text:continue-list="list762933655" text:style-name="WW8Num15">
        <text:list-item>
          <text:list>
            <text:list-item>
              <text:list>
                <text:list-item>
                  <text:h text:style-name="P15" text:outline-level="1"><text:bookmark-start text:name="__RefHeading__322_1081339094"/><text:soft-page-break/>Brique de collecte des données <text:bookmark-end text:name="__RefHeading__322_1081339094"/></text:h>
                </text:list-item>
              </text:list>
            </text:list-item>
          </text:list>
        </text:list-item>
      </text:list>
      <text:p text:style-name="P3"/>
      <text:p text:style-name="P7"><text:tab/>le but est de collecter des informations concernant les CPUs et RAM à partir des bases de données Collectd, Ganglia, hpcstats, slurm, les journaux systèmes (syslog) :</text:p>
      <text:list xml:id="list324703076" text:style-name="WW8Num41">
        <text:list-item>
          <text:p text:style-name="P9">La base de données <text:span text:style-name="T3">Slurm</text:span> des différents clusters,</text:p>
        </text:list-item>
        <text:list-item>
          <text:p text:style-name="P11">Les données <text:span text:style-name="T3">Hpcstats</text:span> sous forme de PostgreSQL,</text:p>
        </text:list-item>
        <text:list-item>
          <text:p text:style-name="P11">Les statistiques de surveillances pour toute les machines sous forme des fichiers rrd par l'outil <text:span text:style-name="T3">Ganglia</text:span>, </text:p>
        </text:list-item>
        <text:list-item>
          <text:p text:style-name="P11">Les <text:span text:style-name="T3">Journaux systèmes</text:span><text:span text:style-name="T4"> sous frome des fichiers texte.</text:span></text:p>
        </text:list-item>
      </text:list>
      <text:list xml:id="list714252434" text:continue-list="list245266610" text:style-name="WW8Num15">
        <text:list-item>
          <text:list>
            <text:list-item>
              <text:list>
                <text:list-item>
                  <text:h text:style-name="P15" text:outline-level="1"><text:bookmark-start text:name="__RefHeading__324_1081339094"/>Brique d'agrégation <text:bookmark-end text:name="__RefHeading__324_1081339094"/></text:h>
                </text:list-item>
              </text:list>
            </text:list-item>
          </text:list>
        </text:list-item>
      </text:list>
      <text:p text:style-name="P4">Cette brique permet d'agréger les données récupérées par celle qui la précède afin de l'utiliser ultérieurement.</text:p>
      <text:list xml:id="list76925414" text:continue-numbering="true" text:style-name="WW8Num15">
        <text:list-item>
          <text:list>
            <text:list-item>
              <text:list>
                <text:list-item>
                  <text:h text:style-name="P15" text:outline-level="1"><text:bookmark-start text:name="__RefHeading__326_1081339094"/>Brique de stockage <text:bookmark-end text:name="__RefHeading__326_1081339094"/></text:h>
                </text:list-item>
              </text:list>
            </text:list-item>
          </text:list>
        </text:list-item>
      </text:list>
      <text:p text:style-name="P5">Cette brique consiste à sauvegarder les données agrégées dans une base de données par la fonction de rassemblement.</text:p>
      <text:list xml:id="list1419561651" text:continue-numbering="true" text:style-name="WW8Num15">
        <text:list-item>
          <text:list>
            <text:list-item>
              <text:list>
                <text:list-item>
                  <text:h text:style-name="P15" text:outline-level="1"><text:bookmark-start text:name="__RefHeading__328_1081339094"/>Brique de traitement <text:bookmark-end text:name="__RefHeading__328_1081339094"/></text:h>
                </text:list-item>
              </text:list>
            </text:list-item>
          </text:list>
        </text:list-item>
      </text:list>
      <text:p text:style-name="P5">Analyser de toutes les données stockées dans la base de données, afin de les traiter et les présenter sous forme d'une interface web et de notifier les utilisateurs par rapport au fautes qu'ils ont commis au niveau de la réservation des ressources.</text:p>
      <text:list xml:id="list1416498160" text:continue-numbering="true" text:style-name="WW8Num15">
        <text:list-item>
          <text:list>
            <text:list-item>
              <text:h text:style-name="P15" text:outline-level="1"><text:bookmark-start text:name="__RefHeading__330_1081339094"/><text:span text:style-name="T2"><text:s/></text:span>Spécifications Techniques<text:bookmark-end text:name="__RefHeading__330_1081339094"/></text:h>
              <text:list>
                <text:list-item>
                  <text:h text:style-name="P15" text:outline-level="1"><text:bookmark-start text:name="__RefHeading__332_1081339094"/>Conditions de réalisation <text:bookmark-end text:name="__RefHeading__332_1081339094"/></text:h>
                </text:list-item>
              </text:list>
            </text:list-item>
          </text:list>
        </text:list-item>
      </text:list>
      <text:list xml:id="list286679337" text:style-name="WW8Num10">
        <text:list-item>
          <text:p text:style-name="P12">L'outil doit fonctionner sur principalement tous les navigateurs et doit respecter les standards</text:p>
        </text:list-item>
        <text:list-item>
          <text:p text:style-name="P12">L’outil doit pouvoir être utilisé en réseau Intranet.</text:p>
        </text:list-item>
        <text:list-item>
          <text:p text:style-name="P12">L’outil doit utiliser le même hébergement mutualisé avec l'application OCRi : cette solution consiste à hébergé plusieurs sites Internet sur un seul et même serveur, elle est économique permettent de bénéficier d'un <text:soft-page-break/>service de qualité à bas coût.</text:p>
        </text:list-item>
        <text:list-item>
          <text:p text:style-name="P12">L’outil doit utiliser des technologies open source.</text:p>
        </text:list-item>
        <text:list-item>
          <text:p text:style-name="P12">L’outil doit être développé pour que les utilisateurs se l'approprient. L'aspect visuel est donc essentiel et il faudra pouvoir facilement le modifier.</text:p>
        </text:list-item>
        <text:list-item>
          <text:p text:style-name="P14">L’outil doit être le plus simple possible, c'est-à-dire que son utilisation doit être facile à manipuler pour des personnes ayant rarement utilisé l'informatique.</text:p>
        </text:list-item>
      </text:list>
      <text:list xml:id="list675881462" text:continue-list="list1416498160" text:style-name="WW8Num15">
        <text:list-item>
          <text:list>
            <text:list-item>
              <text:list>
                <text:list-item>
                  <text:h text:style-name="P15" text:outline-level="1"><text:bookmark-start text:name="__RefHeading__334_1081339094"/>Architecture web<text:bookmark-end text:name="__RefHeading__334_1081339094"/></text:h>
                </text:list-item>
              </text:list>
            </text:list-item>
          </text:list>
        </text:list-item>
      </text:list>
      <text:p text:style-name="P6">L'outil se concrétise sous forme d'une application WEB dynamique. Elle consiste donc un ensemble de pages HTML et de pages dynamiques permettant de répondre à l'ensemble des fonctionnalités nécessaires.</text:p>
      <text:p text:style-name="P2">L'application est installée sur un serveur partagé au sein de la structure. Le serveur web et la base de données sont paramétrés pour un accès à l'ensemble des personnes au sein de la structure. Les utilisateurs accèdent à l'outil via navigateur, on parle d'application sur un réseau interne en mode Intranet.</text:p>
      <text:list xml:id="list1922561173" text:style-name="WW8Num75">
        <text:list-item>
          <text:p text:style-name="P10"><text:span text:style-name="T1">Serveur d'application</text:span> : Assure l'exécution de la partie serveur du site web (site dynamique), toujours associé à un serveur web.</text:p>
        </text:list-item>
        <text:list-item>
          <text:p text:style-name="P13"><text:span text:style-name="T1">Serveur web</text:span> ou http: Utilise le protocole http pour le proposer aux internautes des informations et des services, affichés dans le navigateu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1" svg:font-family="'Courier New'" style:font-family-generic="modern"/>
    <style:font-face style:name="FreeSans2" svg:font-family="FreeSans" style:font-family-generic="swiss"/>
    <style:font-face style:name="Courier New" svg:font-family="'Courier New'" style:font-family-generic="modern" style:font-pitch="fixed"/>
    <style:font-face style:name="FreeSans1" svg:font-family="FreeSans, 'MS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Normal_20__28_Web_29_" style:display-name="Normal (Web)" style:family="paragraph" style:parent-style-name="Standard">
      <style:paragraph-properties fo:margin-top="0cm" fo:margin-bottom="0.379cm" style:line-height-at-least="0.644cm"/>
      <style:text-properties style:font-name="Arial Unicode MS" fo:font-size="12pt" style:font-name-asian="Arial Unicode MS" style:font-size-asian="12pt" style:font-name-complex="Arial Unicode MS" style:font-size-complex="12pt"/>
    </style:style>
    <style:style style:name="WW-Standard" style:family="paragraph">
      <style:paragraph-properties fo:margin="100%" fo:margin-left="0cm" fo:margin-right="0cm" fo:margin-top="0cm" fo:margin-bottom="0cm" fo:text-align="start" style:justify-single-word="false" fo:text-indent="0cm" style:auto-text-indent="false" style:text-autospace="none" style:vertical-align="auto"/>
      <style:text-properties style:font-name="Times New Roman" fo:font-size="12pt" fo:language="fr" fo:country="FR" style:letter-kerning="true" style:font-name-asian="FreeSans1" style:font-size-asian="12pt" style:language-asian="zh" style:country-asian="CN" style:font-name-complex="Times New Roman" style:font-size-complex="12pt" style:language-complex="hi" style:country-complex="IN"/>
    </style:style>
    <style:style style:name="Heading_20_1" style:display-name="Heading 1" style:family="paragraph" style:next-style-name="P1_20_paragraphe_20_1" style:default-outline-level="1" style:class="text">
      <style:paragraph-properties fo:margin="100%" fo:margin-left="1.03cm" fo:margin-right="0.76cm" fo:margin-top="1.058cm" fo:margin-bottom="0cm" style:line-height-at-least="0.49cm" fo:orphans="2" fo:widows="2" fo:text-indent="-0.531cm" style:auto-text-indent="false"/>
      <style:text-properties fo:color="#000080" style:font-name="Arial" fo:font-size="12pt" fo:language="fr" fo:country="FR" fo:font-weight="bold" style:font-name-asian="Times New Roman" style:font-size-asian="12pt" style:font-weight-asian="bold" style:font-name-complex="Arial" style:font-size-complex="10pt" style:language-complex="ar" style:country-complex="SA"/>
    </style:style>
    <style:style style:name="P1_20_paragraphe_20_1" style:display-name="P1 paragraphe 1" style:family="paragraph">
      <style:paragraph-properties fo:margin="100%" fo:margin-left="1.03cm" fo:margin-right="0.76cm" fo:margin-top="0.34cm" fo:margin-bottom="0cm" style:line-height-at-least="0.482cm" fo:text-align="justify" style:justify-single-word="false" fo:orphans="2" fo:widows="2" fo:text-indent="0cm" style:auto-text-indent="false"/>
      <style:text-properties style:use-window-font-color="true" style:font-name="Times New Roman" fo:font-size="11pt" fo:language="fr" fo:country="FR" style:font-name-asian="Times New Roman" style:font-size-asian="11pt" style:font-name-complex="Times New Roman" style:font-size-complex="10pt" style:language-complex="ar" style:country-complex="SA"/>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style:font-name="Symbol" fo:font-size="10pt" style:font-name-asian="Symbol" style:font-size-asian="10pt" style:font-name-complex="Symbol" style:font-size-complex="10pt"/>
    </style:style>
    <style:style style:name="RTF_5f_Num_20_2_20_2" style:display-name="RTF_Num 2 2" style:family="text">
      <style:text-properties style:font-name="Courier New" fo:font-size="10pt" style:font-name-asian="Courier New" style:font-size-asian="10pt" style:font-name-complex="Courier New" style:font-size-complex="10pt"/>
    </style:style>
    <style:style style:name="RTF_5f_Num_20_2_20_3" style:display-name="RTF_Num 2 3" style:family="text">
      <style:text-properties style:font-name="Wingdings" fo:font-size="10pt" style:font-name-asian="Wingdings" style:font-size-asian="10pt" style:font-name-complex="Wingdings" style:font-size-complex="10pt"/>
    </style:style>
    <style:style style:name="RTF_5f_Num_20_2_20_4" style:display-name="RTF_Num 2 4" style:family="text">
      <style:text-properties style:font-name="Wingdings" fo:font-size="10pt" style:font-name-asian="Wingdings" style:font-size-asian="10pt" style:font-name-complex="Wingdings" style:font-size-complex="10pt"/>
    </style:style>
    <style:style style:name="RTF_5f_Num_20_2_20_5" style:display-name="RTF_Num 2 5" style:family="text">
      <style:text-properties style:font-name="Wingdings" fo:font-size="10pt" style:font-name-asian="Wingdings" style:font-size-asian="10pt" style:font-name-complex="Wingdings" style:font-size-complex="10pt"/>
    </style:style>
    <style:style style:name="RTF_5f_Num_20_2_20_6" style:display-name="RTF_Num 2 6" style:family="text">
      <style:text-properties style:font-name="Wingdings" fo:font-size="10pt" style:font-name-asian="Wingdings" style:font-size-asian="10pt" style:font-name-complex="Wingdings" style:font-size-complex="10pt"/>
    </style:style>
    <style:style style:name="RTF_5f_Num_20_2_20_7" style:display-name="RTF_Num 2 7" style:family="text">
      <style:text-properties style:font-name="Wingdings" fo:font-size="10pt" style:font-name-asian="Wingdings" style:font-size-asian="10pt" style:font-name-complex="Wingdings" style:font-size-complex="10pt"/>
    </style:style>
    <style:style style:name="RTF_5f_Num_20_2_20_8" style:display-name="RTF_Num 2 8" style:family="text">
      <style:text-properties style:font-name="Wingdings" fo:font-size="10pt" style:font-name-asian="Wingdings" style:font-size-asian="10pt" style:font-name-complex="Wingdings" style:font-size-complex="10pt"/>
    </style:style>
    <style:style style:name="RTF_5f_Num_20_2_20_9" style:display-name="RTF_Num 2 9" style:family="text">
      <style:text-properties style:font-name="Wingdings" fo:font-size="10pt" style:font-name-asian="Wingdings" style:font-size-asian="10pt" style:font-name-complex="Wingdings" style:font-size-complex="10pt"/>
    </style:style>
    <style:style style:name="Default_20_Paragraph_20_Font" style:display-name="Default Paragraph Font" style:family="text"/>
    <style:style style:name="WW8Num75z0" style:family="text">
      <style:text-properties style:font-name="Symbol" fo:font-size="10pt" style:font-size-asian="10pt" style:font-name-complex="Symbol"/>
    </style:style>
    <style:style style:name="WW8Num75z1" style:family="text">
      <style:text-properties style:font-name="Courier New1" fo:font-size="10pt" style:font-size-asian="10pt" style:font-name-complex="Courier New1"/>
    </style:style>
    <style:style style:name="WW8Num75z2" style:family="text">
      <style:text-properties style:font-name="Wingdings" fo:font-size="10pt" style:font-size-asian="10pt" style:font-name-complex="Wingdings"/>
    </style:style>
    <style:style style:name="WW8Num41z0" style:family="text">
      <style:text-properties style:font-name="Symbol" fo:font-size="10pt" style:font-size-asian="10pt" style:font-name-complex="Symbol"/>
    </style:style>
    <style:style style:name="WW8Num41z1" style:family="text">
      <style:text-properties style:font-name="Courier New1" fo:font-size="10pt" style:font-size-asian="10pt" style:font-name-complex="Courier New1"/>
    </style:style>
    <style:style style:name="WW8Num41z2" style:family="text">
      <style:text-properties style:font-name="Wingdings" fo:font-size="10pt" style:font-size-asian="10pt" style:font-name-complex="Wingdings"/>
    </style:style>
    <style:style style:name="WW8Num72z0" style:family="text">
      <style:text-properties style:font-name="Symbol" fo:font-size="10pt" style:font-size-asian="10pt" style:font-name-complex="Symbol"/>
    </style:style>
    <style:style style:name="WW8Num72z1" style:family="text">
      <style:text-properties style:font-name="Courier New1" fo:font-size="10pt" style:font-size-asian="10pt" style:font-name-complex="Courier New1"/>
    </style:style>
    <style:style style:name="WW8Num72z2" style:family="text">
      <style:text-properties style:font-name="Wingdings" fo:font-size="10pt" style:font-size-asian="10pt" style:font-name-complex="Wingdings"/>
    </style:style>
    <style:style style:name="WW8Num10z0" style:family="text">
      <style:text-properties style:font-name="Symbol" fo:font-size="10pt" style:font-size-asian="10pt" style:font-name-complex="Symbol"/>
    </style:style>
    <style:style style:name="WW8Num10z1" style:family="text">
      <style:text-properties style:font-name="Courier New1" fo:font-size="10pt" style:font-size-asian="10pt" style:font-name-complex="Courier New1"/>
    </style:style>
    <style:style style:name="WW8Num10z2" style:family="text">
      <style:text-properties style:font-name="Wingdings" fo:font-size="10pt" style:font-size-asian="10pt" style:font-name-complex="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RTF_5f_Num_20_2_20_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RTF_5f_Num_20_2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RTF_5f_Num_20_2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RTF_5f_Num_20_2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RTF_5f_Num_20_2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RTF_5f_Num_20_2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RTF_5f_Num_20_2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RTF_5f_Num_20_2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list-level-style-bullet text:level="1" text:style-name="WW8Num7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bullet text:level="1" text:style-name="WW8Num7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fedh AMRI</meta:initial-creator>
    <meta:creation-date>2014-09-11T14:13:12</meta:creation-date>
    <dc:date>2014-09-12T17:44:59</dc:date>
    <dc:creator>Hafedh AMRI</dc:creator>
    <meta:editing-duration>PT2H5M21S</meta:editing-duration>
    <meta:editing-cycles>18</meta:editing-cycles>
    <meta:generator>LibreOffice/3.5$Linux_X86_64 LibreOffice_project/350m1$Build-2</meta:generator>
    <meta:document-statistic meta:table-count="0" meta:image-count="1" meta:object-count="0" meta:page-count="3" meta:paragraph-count="41" meta:word-count="538" meta:character-count="3225" meta:non-whitespace-character-count="2928"/>
  </office:meta>
</office:document-meta>
</file>